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db37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paragraph-rsid="001db37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db37c"/>
    </style:style>
    <style:style style:name="P6" style:family="paragraph" style:parent-style-name="Standard">
      <style:paragraph-properties fo:text-align="justify" style:justify-single-word="false"/>
      <style:text-properties officeooo:paragraph-rsid="001efcf9"/>
    </style:style>
    <style:style style:name="T1" style:family="text">
      <style:text-properties officeooo:rsid="001db37c"/>
    </style:style>
    <style:style style:name="T2" style:family="text">
      <style:text-properties officeooo:rsid="001efcf9"/>
    </style:style>
    <style:style style:name="T3" style:family="text">
      <style:text-properties officeooo:rsid="00202b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cessamento Paralelo</text:p>
      <text:p text:style-name="P3">MiniEp1</text:p>
      <text:p text:style-name="P2">André Thiago Borghi Couto</text:p>
      <text:p text:style-name="P2">2016103024</text:p>
      <text:p text:style-name="P4"/>
      <text:p text:style-name="P4"/>
      <text:p text:style-name="P4"/>
      <text:p text:style-name="P1">Relatório</text:p>
      <text:p text:style-name="P1"/>
      <text:p text:style-name="P4"><text:tab/>O arquivo EP1Original, versão que foi disponibilizada como base para a construção do trabalho, um template de Objeto T que irá ser usado, consiste em criar uma LIST&lt;double&gt; de tamanho N, e preenchida por um valor aleatório, mas sempre o mesmo. Assim prosseguindo com o TIMENOW que representa o contador de tempo que será usado nas operações, junto com a função APLICAFUNCAOESOMA, nesta função temos a criação de um objeto T que será usado como retorno da FUNCAO, usamos um ITERATOR, para armazenar valores da FUNCAO no objeto T, para toda a lista T que foi passada para a função, após temos a soma de todos os valores em outro ITERATOR, utilizando uma variável double, e retornamos o resultado da soma. Após temos a contabilização do tempo e a exibição do resultado.</text:p>
      <text:p text:style-name="P4"/>
      <text:p text:style-name="P4"><text:tab/>Em minha versão otimizada sequencial (EP1Sequencial) retirei o template de objeto T, substituindo-o por um LIST&lt;double&gt;, permanecendo o mesmo modelo de preenchimento da mesma lista a grande mudança está na função APLICAFUNCAOESOMA, nesta função temos a redução de repetições que eram inúteis, neste caso a absorção da soma na própria repetição de aplicação da FUNCAO, então retornando a soma, lembrando que havia um objeto temporário que não fazia parte do objetivo, era usado apenas para armazenar valores de resultado, criando assim um loop desnecessário. Permanecendo o restante igual.</text:p>
      <text:p text:style-name="P4"/>
      <text:p text:style-name="P4"><text:tab/>Em minha versão paralelizada (EP1ParaleloList) utilizei a mesmas funções do sequencial, e utilizando o FORK para dividir em processos diferentes, neste caso tive problemas em como dividir um LIST&lt;&gt; então como podemos supor que independente do momento o valor aleatório vai ser verdadeiro, não existe problema em dividir tais listas em listas menores, fazendo o calculo e somando os resultados em um variável global com o compartilhamento de memória, sendo assim a divisão foi feita de acordo com a árvore de processos, no caso:</text:p>
      <text:p text:style-name="P4"><text:tab/><text:tab/><text:tab/><text:tab/><text:tab/><text:tab/><text:tab/><text:tab/><text:tab/> <text:tab/> <text:s text:c="2"/>Pai</text:p>
      <text:p text:style-name="P4"><text:tab/><text:tab/><text:tab/><text:tab/><text:tab/><text:tab/><text:tab/><text:tab/><text:tab/> <text:s text:c="8"/>/</text:p>
      <text:p text:style-name="P4"><text:tab/><text:tab/><text:tab/><text:tab/><text:tab/><text:tab/><text:tab/><text:tab/><text:tab/> <text:s/><text:tab/>/</text:p>
      <text:p text:style-name="P4"><text:tab/><text:tab/><text:tab/><text:tab/><text:tab/><text:tab/><text:tab/><text:tab/><text:tab/> <text:s/>Pai</text:p>
      <text:p text:style-name="P4"><text:tab/><text:tab/><text:tab/><text:tab/><text:tab/><text:tab/><text:tab/><text:tab/><text:tab/> <text:s/>/ <text:s text:c="2"/>\</text:p>
      <text:p text:style-name="P4"><text:tab/><text:tab/><text:tab/><text:tab/><text:tab/><text:tab/><text:tab/><text:tab/><text:tab/>/ <text:s text:c="6"/>\</text:p>
      <text:p text:style-name="P4"><text:tab/><text:tab/><text:tab/><text:tab/><text:tab/><text:tab/><text:tab/><text:tab/> <text:s text:c="2"/>Pai <text:tab/> <text:s/>n1</text:p>
      <text:p text:style-name="P4"><text:tab/><text:tab/><text:tab/><text:tab/><text:tab/><text:tab/><text:tab/><text:tab/> <text:s text:c="2"/><text:tab/><text:tab/> <text:s/>/ <text:s/>\</text:p>
      <text:p text:style-name="P4"><text:tab/><text:tab/><text:tab/><text:tab/><text:tab/><text:tab/><text:tab/><text:tab/> <text:s text:c="2"/><text:tab/><text:tab/>/ <text:s text:c="5"/>\</text:p>
      <text:p text:style-name="P4"><text:tab/><text:tab/><text:tab/><text:tab/><text:tab/><text:tab/><text:tab/><text:tab/> <text:s text:c="3"/><text:tab/> <text:s text:c="3"/>n2 <text:s text:c="5"/>n3</text:p>
      <text:p text:style-name="P4"/>
      <text:p text:style-name="P4"><text:tab/>Assim, temos a subdivisão de cada processo, e em qual instante irá ser criado, então o resultado da execução de cada um é armazenada na SOMAGLOBAL, que é uma variável global que foi alocada com o MEMORYMAP, criando assim um espaço de memória comum a todos os processos derivados do PID original. Com isso é possível fazer com que os processos se comuniquem, que foi feito nesse código. Do mais o restante do código tem o mesmo procedimento dos anteriores.</text:p>
      <text:p text:style-name="P4"/>
      <text:p text:style-name="P4"><text:soft-page-break/><text:tab/>Não fiquei satisfeito com o resultado da versão paralelizada pela utilização de Objetos LIST&lt;&gt;, então criei uma versão pensando em melhorar o desempenho com vetores simples (EP1Paralelo), que não acumulam bibliotecas, logo substitui os LIST&lt;&gt;'s por vetores. Nesse caso tive um aumento de desempenho, considerável, onde alocava vetores separados para cada processo e durante a execução utilizava a variável global para o acumulo da soma.</text:p>
      <text:p text:style-name="P4"/>
      <text:p text:style-name="P1"><text:span text:style-name="T1">R</text:span>esultados</text:p>
      <text:p text:style-name="P4"><text:tab/>Além do arquivo EP1Gra<text:span text:style-name="T2">f</text:span>ico.pdf, em testes com o arquivo run.sh, obtive e armazenei o tempo de execução total, com compilação normal em 2406.5s e compilação com -O3 em 1690.6s.</text:p>
      <text:p text:style-name="P6"><text:tab/><text:span text:style-name="T2">Por meio dos testes tivemos uma melhora no desempenho do paralelo com relação ao original de 5x com a compilação normal, já com a opção -O3 ativada tivemos um pouco mais de 5.2x de melhora no desempenho. Se levarmos em conta o código sequencial otimizado, a melhora ficou em quase 3x e 0.75 utilizando a compilação normal e com -O3 respectivamente.</text:span></text:p>
      <text:p text:style-name="P4"><text:tab/><text:span text:style-name="T3">O</text:span> arquivo run.sh segue em anexo a os códigos.</text:p>
      <text:p text:style-name="P4"/>
      <text:p text:style-name="P2">Descrição da máquina</text:p>
      <text:p text:style-name="P5"><text:tab/>Os códigos foram implementados em C++ e compilados com GNU gcc versão 7.3.0 de dois modos, com a opção -O3 ativada e sem essa opção para efeitos de comparação. Os experimentos foram realizados em uma máquina Intel(R) Core(TM) i7-5500U CPU @ 2.40GHz, com os caches de: L1d - 32K, L1i - 32K, L2 - 256K, L3 - 4096K. Tendo 8 GB de memória RAM e com S.O. Linux Mint 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1:14:28.625538794</meta:creation-date>
    <dc:date>2019-05-04T22:42:43.889228042</dc:date>
    <meta:editing-duration>PT56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647" meta:character-count="4000" meta:non-whitespace-character-count="3217"/>
  </office:meta>
</office:document-meta>
</file>